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sv" fo:country="SE" fo:font-weight="bold" style:font-size-asian="12pt" style:font-weight-asian="bold" style:font-size-complex="12pt"/>
    </style:style>
    <style:style style:name="P2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27cm"/>
        </style:tab-stops>
      </style:paragraph-properties>
      <style:text-properties fo:color="#000000" fo:font-size="12pt" fo:language="sv" fo:country="SE" style:font-size-asian="12pt" style:font-size-complex="12pt"/>
    </style:style>
    <style:style style:name="P4" style:family="paragraph" style:parent-style-name="Standard">
      <style:paragraph-properties fo:margin-left="2.3cm" fo:margin-right="0cm" fo:text-indent="-2.3cm" style:auto-text-indent="false">
        <style:tab-stops>
          <style:tab-stop style:position="1.27cm"/>
        </style:tab-stops>
      </style:paragraph-properties>
    </style:style>
    <style:style style:name="P5" style:family="paragraph" style:parent-style-name="Standard" style:master-page-name="Standard">
      <style:paragraph-properties style:page-number="auto"/>
      <style:text-properties fo:font-size="14pt" fo:language="sv" fo:country="SE" fo:font-weight="bold" style:font-size-asian="14pt" style:font-weight-asian="bold" style:font-size-complex="14pt"/>
    </style:style>
    <style:style style:name="P6" style:family="paragraph" style:parent-style-name="Standard">
      <style:text-properties fo:font-size="14pt" fo:language="sv" fo:country="SE" fo:font-weight="bold" style:font-size-asian="14pt" style:font-weight-asian="bold" style:font-size-complex="14pt"/>
    </style:style>
    <style:style style:name="P7" style:family="paragraph" style:parent-style-name="Standard">
      <style:paragraph-properties>
        <style:tab-stops>
          <style:tab-stop style:position="1.27cm"/>
        </style:tab-stops>
      </style:paragraph-properties>
      <style:text-properties fo:font-size="12pt" fo:language="sv" fo:country="SE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1.27cm"/>
        </style:tab-stops>
      </style:paragraph-properties>
      <style:text-properties fo:font-size="12pt" fo:language="sv" fo:country="FI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1.27cm"/>
        </style:tab-stops>
      </style:paragraph-properties>
      <style:text-properties fo:color="#000000" fo:font-size="12pt" fo:language="sv" fo:country="SE" style:font-size-asian="12pt" style:font-size-complex="12pt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>
        <style:tab-stops>
          <style:tab-stop style:position="1.27cm"/>
        </style:tab-stops>
      </style:paragraph-properties>
      <style:text-properties fo:color="#000000" fo:font-size="12pt" fo:language="sv" fo:country="S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sv" fo:country="SE" style:font-size-asian="12pt" style:font-size-complex="12pt"/>
    </style:style>
    <style:style style:name="T3" style:family="text">
      <style:text-properties fo:font-size="12pt" fo:language="sv" fo:country="SE" fo:font-weight="bold" style:font-size-asian="12pt" style:font-weight-asian="bold" style:font-size-complex="12pt"/>
    </style:style>
    <style:style style:name="T4" style:family="text">
      <style:text-properties fo:font-size="12pt" fo:language="sv" fo:country="SE" fo:font-style="italic" style:font-size-asian="12pt" style:font-style-asian="italic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language="sv" fo:country="FI" style:font-size-asian="12pt" style:font-size-complex="12pt"/>
    </style:style>
    <style:style style:name="T7" style:family="text">
      <style:text-properties fo:font-size="12pt" fo:language="sv" fo:country="FI" fo:font-weight="bold" style:font-size-asian="12pt" style:font-weight-asian="bold" style:font-size-complex="12pt"/>
    </style:style>
    <style:style style:name="T8" style:family="text">
      <style:text-properties fo:color="#000000" fo:font-size="12pt" fo:language="sv" fo:country="SE" style:font-size-asian="12pt" style:font-size-complex="12pt"/>
    </style:style>
    <style:style style:name="T9" style:family="text">
      <style:text-properties fo:color="#000000" fo:font-size="12pt" fo:language="sv" fo:country="SE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lsingfors Lyceumklubb</text:p>
      <text:p text:style-name="P6">Program våren 2014</text:p>
      <text:p text:style-name="P1"/>
      <text:p text:style-name="P7">14.1. <text:tab/>Café d’Hirondelle <text:s/></text:p>
      <text:p text:style-name="P4"><text:span text:style-name="T2">21.1.<text:tab/></text:span><text:span text:style-name="T3">Agneta Ara</text:span><text:span text:style-name="T2"> berättar om sitt författarskap och sin senaste roman </text:span><text:span text:style-name="T4">Baton Rouge</text:span></text:p>
      <text:p text:style-name="P2"><text:span text:style-name="T1">28.1.<text:tab/></text:span><text:span text:style-name="T5">Jorma Reinimaa</text:span><text:span text:style-name="T1">: Suomi YK:n rauhanturvaajana 57 vuotta.</text:span></text:p>
      <text:p text:style-name="P2"><text:span text:style-name="T1"><text:tab/></text:span><text:span text:style-name="T2">Lyceumklubbarnas förbund i Finland har sitt årsmöte kl 17.00</text:span></text:p>
      <text:p text:style-name="P4"><text:span text:style-name="T2">4.2.<text:tab/></text:span><text:span text:style-name="T3">Pia Maria Montonen</text:span><text:span text:style-name="T2"> och </text:span><text:span text:style-name="T3">Niclas Warius</text:span><text:span text:style-name="T2">: Om kärleken till ett gammalt hus</text:span></text:p>
      <text:p text:style-name="P7">11.2.<text:tab/>Diktafton </text:p>
      <text:p text:style-name="P4"><text:span text:style-name="T2">18.2.<text:tab/></text:span><text:span text:style-name="T3">Cecilia Rosenlew</text:span><text:span text:style-name="T2">: Punsch på glasverandan. Villaliv på Ytterö i Björneborg</text:span></text:p>
      <text:p text:style-name="P8">25.2.<text:tab/>Årsmöte</text:p>
      <text:p text:style-name="P2"><text:span text:style-name="T1">4.3.<text:tab/></text:span><text:span text:style-name="T5">Elina Kotovirta</text:span><text:span text:style-name="T1">: Nuorison huumeiden käyttö </text:span></text:p>
      <text:p text:style-name="P2"><text:span text:style-name="T1">11.3.<text:tab/></text:span><text:span text:style-name="T2">Vi besöker skeppet </text:span><text:span text:style-name="T4">Nikolaj II</text:span><text:span text:style-name="T2">, som ligger förtöjt i Kolerabassängen. Skepparen Axel de la Chapelle berättar om skeppet och bjuder på laxsoppa, en bit paj, vitt vin, efterrätt och kaffe. <text:s text:c="4"/>Max. 30 deltagare. Förhandsanmälan. Pris 25 euro, skall betalas på klubbens konto FI8521261800007794 före besöket</text:span></text:p>
      <text:p text:style-name="P2"><text:span text:style-name="T1">18.3.<text:tab/></text:span><text:span text:style-name="T5">Juhana Vartiainen</text:span><text:span text:style-name="T1">: Ajankohtaisia talouskysymyksiä</text:span></text:p>
      <text:p text:style-name="P2"><text:span text:style-name="T1">25.3.<text:tab/></text:span><text:span text:style-name="T5">Elisabeth Rehn</text:span><text:span text:style-name="T1">: Kvinnors roll i fredsbevarande processer</text:span></text:p>
      <text:p text:style-name="P2"><text:span text:style-name="T6">1.4.<text:tab/></text:span><text:span text:style-name="T7">Seija Tiisala</text:span><text:span text:style-name="T6">: Villa Lante 60 vuotta</text:span></text:p>
      <text:p text:style-name="P2"><text:span text:style-name="T2">8.4.<text:tab/>Vi besöker </text:span><text:span text:style-name="T3">Björn Weckströms</text:span><text:span text:style-name="T2"> ateljé med konstnären själv som guide. <text:s text:c="12"/></text:span><text:span text:style-name="T6">Förhandsanmälan. </text:span><text:span text:style-name="T8">Mera information </text:span><text:span text:style-name="T6">under vårens lopp </text:span></text:p>
      <text:p text:style-name="P2"><text:span text:style-name="T1">15.4.<text:tab/></text:span><text:span text:style-name="T5">Annika Luther</text:span><text:span text:style-name="T1">: Lärarrummet </text:span></text:p>
      <text:p text:style-name="P2"><text:span text:style-name="T1">29.4.<text:tab/></text:span><text:span text:style-name="T5">Arja Rinnekangas</text:span><text:span text:style-name="T1">: Kumppanin etsintää ilmoituksen avulla sadan vuoden aikana kahdessa kulttuurissa </text:span></text:p>
      <text:p text:style-name="P2"><text:span text:style-name="T2">6.5.<text:tab/>Vårutfärden går i år till Tusby träsk, där vi bekantar oss med Ainola, </text:span><text:bookmark text:name="_GoBack"/><text:span text:style-name="T2">Halosenniemi, Ahola och Lottamuseet. Utfärdens tema är </text:span><text:span text:style-name="T9">Kvinnornas Tusby</text:span><text:span text:style-name="T8"> </text:span><text:span text:style-name="T9">Strandväg</text:span><text:span text:style-name="T8">. Mera information under vårens lopp</text:span></text:p>
      <text:p text:style-name="P3"/>
      <text:p text:style-name="P10">Medlemmarna kan ta med en gäst till klubbaftnarna.</text:p>
      <text:p text:style-name="P3">Programmen börjar kl. 19.00.</text:p>
      <text:p text:style-name="P3">Adress: Fredsgatan 7 E</text:p>
      <text:p text:style-name="P3">Klubbens e-postadress: h.lyceum@gmail.com</text:p>
      <text:p text:style-name="P3">Telefonjour: torsdagar kl. 11-13, tel. 135 72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letter-kerning="true" style:font-size-asian="11pt" style:language-asian="fi" style:country-asian="F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fi" fo:country="FI" style:letter-kerning="true" style:font-name-asian="Calibri1" style:font-size-asian="11pt" style:language-asian="fi" style:country-asian="FI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3cm" fo:margin-bottom="1.586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lsingfors Lyceumklubb</dc:title>
    <meta:initial-creator>Seija</meta:initial-creator>
    <dc:creator>Ville Väänänen</dc:creator>
    <meta:editing-cycles>3</meta:editing-cycles>
    <meta:print-date>2013-12-30T08:17:00</meta:print-date>
    <meta:creation-date>2014-01-11T11:05:00</meta:creation-date>
    <dc:date>2014-02-20T17:24:45</dc:date>
    <meta:editing-duration>PT11S</meta:editing-duration>
    <meta:generator>OpenOffice/4.0.1$Unix OpenOffice.org_project/401m5$Build-9714</meta:generator>
    <meta:document-statistic meta:table-count="0" meta:image-count="0" meta:object-count="0" meta:page-count="1" meta:paragraph-count="24" meta:word-count="226" meta:character-count="16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